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>Multipurpose Internet Mail Extensions, MIME</text:p>
      <text:p text:style-name="표준"><text:s/></text:p>
      <text:p text:style-name="표준">미디어 타입(media type), MIME 타입(MIME type), 콘텐츠 타입(content type)은 인터넷에 전달되는 파일 포맷과, 포맷 콘텐츠를 위한 2 부분의 식별자이다.</text:p>
      <text:p text:style-name="표준"><text:s/></text:p>
      <text:p text:style-name="표준">미디어 타입은 원래 1996년에 MIME 사양의 일부로서 이메일 메시지 콘텐츠와 첨부파일의 종류를 고지하기 위해 RFC 2045에 정의되었으며, 이를 근거로 MIME 타입이라는 이름이 만들어졌다.</text:p>
      <text:p text:style-name="표준"><text:s/></text:p>
      <text:p text:style-name="표준">또한 이와 비슷한 목적으로 HTTP/HTTPS와 같은 인터넷 프로토콜, HTML 등에서도 사용된다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0%" fo:background-color="transparent" style:tab-stop-distance="0.5555in"/>
      <style:text-properties style:font-name="Malgun Gothic" style:font-name-asian="Malgun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홍석현 intel ARC</meta:initial-creator>
    <dc:creator>홍석현 intel ARC</dc:creator>
    <meta:creation-date>2026-04-24T02:45:00Z</meta:creation-date>
    <dc:date>2026-04-24T02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47" meta:character-count="319" meta:row-count="2" meta:non-whitespace-character-count="273"/>
  </office:meta>
</office:document-meta>
</file>